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ValueValue.equals( Object p_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ValueValue.setValueConsum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ValueValue.getQ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Value.QValueValue( QValue qvalue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Value.get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ValueValue.get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Value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Value.getBoolea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ValueValue.setStreamConsum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Value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